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ource sans proregular" svg:font-family="'source sans proregular'"/>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e4035" officeooo:paragraph-rsid="000e4035"/>
    </style:style>
    <style:style style:name="P2" style:family="paragraph" style:parent-style-name="Standard" style:list-style-name="L1">
      <style:text-properties officeooo:rsid="000e4035" officeooo:paragraph-rsid="000e4035"/>
    </style:style>
    <style:style style:name="P3" style:family="paragraph" style:parent-style-name="Standard" style:list-style-name="L2">
      <style:text-properties officeooo:rsid="000e4035" officeooo:paragraph-rsid="000e4035"/>
    </style:style>
    <style:style style:name="P4" style:family="paragraph" style:parent-style-name="Standard" style:list-style-name="L3">
      <style:text-properties officeooo:rsid="000e4035" officeooo:paragraph-rsid="000e4035"/>
    </style:style>
    <style:style style:name="P5" style:family="paragraph" style:parent-style-name="Standard">
      <style:text-properties officeooo:rsid="00101690" officeooo:paragraph-rsid="00101690"/>
    </style:style>
    <style:style style:name="P6" style:family="paragraph" style:parent-style-name="Standard">
      <style:text-properties officeooo:rsid="00101690" officeooo:paragraph-rsid="00101690" fo:background-color="#ffff00"/>
    </style:style>
    <style:style style:name="P7" style:family="paragraph" style:parent-style-name="Standard">
      <style:text-properties fo:background-color="#ffff00"/>
    </style:style>
    <style:style style:name="P8" style:family="paragraph" style:parent-style-name="Standard">
      <style:text-properties fo:font-size="18pt" style:text-underline-style="solid" style:text-underline-width="auto" style:text-underline-color="font-color" fo:font-weight="bold" officeooo:rsid="00101690" officeooo:paragraph-rsid="00101690" style:font-size-asian="18pt" style:font-weight-asian="bold" style:font-size-complex="18pt" style:font-weight-complex="bold"/>
    </style:style>
    <style:style style:name="T1" style:family="text">
      <style:text-properties fo:font-variant="normal" fo:text-transform="none" fo:color="#212121" loext:opacity="100%" style:font-name="source sans proregular" fo:font-size="7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ERFIL PERSONAL:</text:p>
      <text:p text:style-name="P5"/>
      <text:p text:style-name="P5"><text:s/></text:p>
      <text:p text:style-name="P6">Alta motivació per la tecnologia, autodidactes, amb moltes ganes de reorientar-se al sector de les TIC.</text:p>
      <text:p text:style-name="P7"/>
      <text:p text:style-name="Standard"/>
      <text:p text:style-name="Standard"/>
      <text:p text:style-name="Standard">perfil personal como una oportunidad de mostrar algunos de tus puntos fuertes que te ayudarán a crear una buena y primera imagen de ti en los ojos del lector. Sin embargo, no debes de dar la impresión estar vendiéndote demasiado, si parece exagerado te hará verte como un arrogante y/o pronto descubrirán que es falso durante la entrevista.</text:p>
      <text:p text:style-name="Standard"/>
      <text:p text:style-name="Standard">erá muy positivo que pongas algunas características personales que no tienen porque aparecer de nuevo en el resto del curriculum vitae. Un buen ejemplo sería decir que eres una persona que se motiva a si mismo o que tienes pasión por los detalles. </text:p>
      <text:p text:style-name="Standard"/>
      <text:p text:style-name="Standard">debes de mencionar algunas de tus habilidades. Algunas de estas estarán indicadas por su propio nombre, como por ejemplo que eres un conductor habilidoso, cuando ya has puesto es tu curriculum vitae que posees una licencia de conducción profesional. Utiliza el perfil personal para mencionar otras habilidades que tengas aparte de las profesionales y principales.</text:p>
      <text:p text:style-name="Standard"/>
      <text:p text:style-name="Standard"/>
      <text:p text:style-name="Standard"><text:a xlink:type="simple" xlink:href="https://www.cv-maker.es/blog/curriculum-vitae/como-escribir-un-perfil-personal-para-tu-curriculum-vitae?gclid=Cj0KCQiA0rSABhDlARIsAJtjfCdLRmp4gxhGx9rB4sVS0V_JyR682kOCNx3KqNHp2NOaaB3HYB7kQTsaAgdBEALw_wcB" text:style-name="Internet_20_link" text:visited-style-name="Visited_20_Internet_20_Link">https://www.cv-maker.es/blog/curriculum-vitae/como-escribir-un-perfil-personal-para-tu-curriculum-vitae?gclid=Cj0KCQiA0rSABhDlARIsAJtjfCdLRmp4gxhGx9rB4sVS0V_JyR682kOCNx3KqNHp2NOaaB3HYB7kQTsaAgdBEALw_wcB</text:a></text:p>
      <text:p text:style-name="Standard"/>
      <text:p text:style-name="Standard"/>
      <text:p text:style-name="P1">Atenció als errors :</text:p>
      <text:p text:style-name="P1"/>
      <text:list xml:id="list1415354687" text:style-name="L1">
        <text:list-item>
          <text:p text:style-name="P2">Escribir un perfil <text:span text:style-name="Strong_20_Emphasis">demasiado genérico</text:span> con características que puedan encajar con cualquier otro candidato.</text:p>
        </text:list-item>
        <text:list-item>
          <text:p text:style-name="P2">las afirmaciones/características que pongas deben ser específicas y no intercambiables.</text:p>
        </text:list-item>
        <text:list-item>
          <text:p text:style-name="P2"><text:span text:style-name="Strong_20_Emphasis">Usar puntos (para crear listas) o palabras clave</text:span>. </text:p>
        </text:list-item>
        <text:list-item>
          <text:p text:style-name="P2"><text:span text:style-name="Strong_20_Emphasis">Usar muchas palabras que dicen poco</text:span>. El lenguaje adornado no está bien visto.</text:p>
        </text:list-item>
        <text:list-item>
          <text:p text:style-name="P2"><text:span text:style-name="Strong_20_Emphasis">Centrarse únicamente en los requisitos</text:span> del trabajo.</text:p>
        </text:list-item>
        <text:list-item>
          <text:p text:style-name="P2"><text:span text:style-name="Strong_20_Emphasis">Mezclar primera y tercera persona</text:span>. Cualquiera de los dos está bien, tan solo asegúrate de que no las utilizas a la vez.</text:p>
        </text:list-item>
        <text:list-item>
          <text:p text:style-name="P2"><text:span text:style-name="Strong_20_Emphasis">No te inventes cosas cobre ti</text:span> o digas cosas que puedan contradecir elementos que has puesto en el resto del curriculum vitae.</text:p>
        </text:list-item>
      </text:list>
      <text:p text:style-name="P1"/>
      <text:p text:style-name="P1">No incloure:</text:p>
      <text:p text:style-name="P1"/>
      <text:list xml:id="list3736330017" text:style-name="L2">
        <text:list-item>
          <text:p text:style-name="P3">No debes incluir ninguna información que ya aparezca en otro sitio de tu curriculum vitae. Si lo haces, estarás meramente repitiendo información y esto hará que tu perfil se vea débil </text:p>
        </text:list-item>
      </text:list>
      <text:p text:style-name="P1"/>
      <text:p text:style-name="P1"/>
      <text:p text:style-name="P1">Extensió :</text:p>
      <text:p text:style-name="P1"/>
      <text:list xml:id="list1643158770" text:style-name="L3">
        <text:list-item>
          <text:p text:style-name="P4">Una buena estrategia es pensar en un texto de entre 6 y 8 lineas de extensión, con un tamaño</text:p>
          <text:p text:style-name="P4"><text:s/>de letra normal. Esto significaría no más de unas 120 palabras,</text:p>
        </text:list-item>
      </text:list>
      <text:p text:style-name="P1"/>
      <text:p text:style-name="P1">Ejemplo: </text:p>
      <text:p text:style-name="P1"><text:soft-page-break/></text:p>
      <text:p text:style-name="P1">“Soy un mecánico de automóviles joven y con fuertes habilidades sociales. Actualmente, trabajo en Kwik Fit Plus como "Asistente de gerente de taller". Fui ascendido a este puesto después de trabajar como mecánico durante 3 años, gracias a mis excelentes habilidades para tratar con clientes. Desde el año pasado, soy graduado de nivel 3 y ahora espero una nueva oportunidad donde pueda desarrollar mis habilidades profesionales. Preferiblemente me gustaría conseguir un trabajo en un concesionario de automóviles, donde pueda utilizar no solo mis habilidades técnicas, sino también mis habilidades sociales y comerciales en atención al cliente y vent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ource sans proregular" svg:font-family="'source sans proregular'"/>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editing-cycles>3</meta:editing-cycles>
    <meta:creation-date>2008-08-22T11:41:04</meta:creation-date>
    <dc:date>2021-01-25T19:12:46.972000000</dc:date>
    <meta:editing-duration>PT11M</meta:editing-duration>
    <meta:document-statistic meta:table-count="0" meta:image-count="0" meta:object-count="0" meta:page-count="2" meta:paragraph-count="22" meta:word-count="449" meta:character-count="2943" meta:non-whitespace-character-count="2519"/>
  </office:meta>
</office:document-meta>
</file>